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a1bd" officeooo:paragraph-rsid="0018a1bd"/>
    </style:style>
    <style:style style:name="P2" style:family="paragraph" style:parent-style-name="Standard">
      <style:text-properties officeooo:rsid="0018a1bd" officeooo:paragraph-rsid="0018e7a8"/>
    </style:style>
    <style:style style:name="P3" style:family="paragraph" style:parent-style-name="Standard">
      <style:text-properties officeooo:rsid="0018a1bd" officeooo:paragraph-rsid="001aa7b1"/>
    </style:style>
    <style:style style:name="P4" style:family="paragraph" style:parent-style-name="Standard">
      <style:text-properties officeooo:rsid="0018e7a8" officeooo:paragraph-rsid="0018e7a8"/>
    </style:style>
    <style:style style:name="P5" style:family="paragraph" style:parent-style-name="Standard">
      <style:text-properties officeooo:rsid="0018e7a8" officeooo:paragraph-rsid="001aa7b1"/>
    </style:style>
    <style:style style:name="P6" style:family="paragraph" style:parent-style-name="Standard">
      <style:text-properties officeooo:rsid="001aa7b1" officeooo:paragraph-rsid="001aa7b1"/>
    </style:style>
    <style:style style:name="P7" style:family="paragraph" style:parent-style-name="Standard">
      <style:text-properties fo:font-weight="bold" officeooo:rsid="0018a1bd" officeooo:paragraph-rsid="0018a1bd" style:font-weight-asian="bold" style:font-weight-complex="bold"/>
    </style:style>
    <style:style style:name="P8" style:family="paragraph" style:parent-style-name="Standard">
      <style:text-properties fo:font-weight="bold" officeooo:rsid="0018a1bd" officeooo:paragraph-rsid="0018e7a8" style:font-weight-asian="bold" style:font-weight-complex="bold"/>
    </style:style>
    <style:style style:name="P9" style:family="paragraph" style:parent-style-name="Standard">
      <style:text-properties fo:font-weight="bold" officeooo:rsid="0018a1bd" officeooo:paragraph-rsid="001aa7b1" style:font-weight-asian="bold" style:font-weight-complex="bold"/>
    </style:style>
    <style:style style:name="P10" style:family="paragraph" style:parent-style-name="Text_20_body">
      <style:text-properties fo:font-variant="normal" fo:text-transform="none" fo:color="#333333" style:font-name="Helvetica Neue" fo:font-size="27pt" fo:letter-spacing="normal" fo:font-style="normal" fo:font-weight="bold"/>
    </style:style>
    <style:style style:name="P11" style:family="paragraph" style:parent-style-name="Text_20_body">
      <style:text-properties fo:font-variant="normal" fo:text-transform="none" fo:color="#333333" style:font-name="Helvetica Neue" fo:font-size="27pt" fo:letter-spacing="normal" fo:font-style="normal" fo:font-weight="bold" officeooo:rsid="0021416c" officeooo:paragraph-rsid="0021416c"/>
    </style:style>
    <style:style style:name="P12" style:family="paragraph" style:parent-style-name="Heading_20_1">
      <style:text-properties fo:font-variant="normal" fo:text-transform="none" fo:color="#333333" style:font-name="Helvetica Neue" fo:font-size="27pt" fo:letter-spacing="normal" fo:font-style="normal" fo:font-weight="bold"/>
    </style:style>
    <style:style style:name="T1" style:family="text">
      <style:text-properties officeooo:rsid="0018e7a8"/>
    </style:style>
    <style:style style:name="T2" style:family="text">
      <style:text-properties officeooo:rsid="001aa7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e7a8" style:font-weight-asian="bold" style:font-weight-complex="bold"/>
    </style:style>
    <style:style style:name="T5" style:family="text">
      <style:text-properties officeooo:rsid="001d30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Documenting API endpoints</text:h>
      <text:p text:style-name="P10"/>
      <text:p text:style-name="P11">Port : 3000</text:p>
      <text:p text:style-name="P7">1. api/create-author</text:p>
      <text:p text:style-name="P1"/>
      <text:p text:style-name="P1">[{</text:p>
      <text:p text:style-name="P1"><text:s text:c="16"/>"author_name": "Pankaj Singh Yadav",</text:p>
      <text:p text:style-name="P1"><text:s text:c="16"/>"author_address": 'Bengaluru',</text:p>
      <text:p text:style-name="P1"><text:s text:c="16"/>"mobile": '8884512509',</text:p>
      <text:p text:style-name="P1"><text:s text:c="16"/>"email": 'pankajdv156@gmail.com',</text:p>
      <text:p text:style-name="P1"><text:s text:c="16"/>"author_dob": new Date("1994/04/12"),</text:p>
      <text:p text:style-name="P1"><text:s text:c="16"/>"noOfAwards": 4,</text:p>
      <text:p text:style-name="P1"><text:s text:c="16"/>"totalBooksPublished": 100,</text:p>
      <text:p text:style-name="P1"><text:s text:c="16"/>"totalBooksSold": 1000,</text:p>
      <text:p text:style-name="P1"><text:s text:c="16"/>"awards": [</text:p>
      <text:p text:style-name="P1"><text:s text:c="20"/>{</text:p>
      <text:p text:style-name="P1"><text:s text:c="24"/>"award_name": "ABC",</text:p>
      <text:p text:style-name="P1"><text:s text:c="24"/>"year": 1988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1985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1989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2000</text:p>
      <text:p text:style-name="P1"><text:s text:c="20"/>}</text:p>
      <text:p text:style-name="P1"><text:s text:c="16"/>],</text:p>
      <text:p text:style-name="P1"><text:s text:c="16"/>"sold_books": [</text:p>
      <text:p text:style-name="P1"><text:s text:c="20"/>{</text:p>
      <text:p text:style-name="P1"><text:s text:c="24"/>"book_id": 1,</text:p>
      <text:p text:style-name="P1"><text:s text:c="24"/>"price": 200,</text:p>
      <text:p text:style-name="P1"><text:s text:c="24"/>"totalSold": 500</text:p>
      <text:p text:style-name="P1"><text:s text:c="20"/>},</text:p>
      <text:p text:style-name="P1"><text:s text:c="20"/>{</text:p>
      <text:p text:style-name="P1"><text:s text:c="24"/>"book_id": 2,</text:p>
      <text:p text:style-name="P1"><text:s text:c="24"/>"price": 500,</text:p>
      <text:p text:style-name="P1"><text:s text:c="24"/>"totalSold": 500</text:p>
      <text:p text:style-name="P1"><text:soft-page-break/><text:s text:c="20"/>}</text:p>
      <text:p text:style-name="P1"><text:s text:c="16"/>]</text:p>
      <text:p text:style-name="P1"><text:s text:c="12"/>},</text:p>
      <text:p text:style-name="P1"><text:s text:c="12"/>{</text:p>
      <text:p text:style-name="P1"><text:s text:c="16"/>"author_name": "Pankaj Singh 1",</text:p>
      <text:p text:style-name="P1"><text:s text:c="16"/>"author_address": "Bengaluru",</text:p>
      <text:p text:style-name="P1"><text:s text:c="16"/>"mobile": "8884512509",</text:p>
      <text:p text:style-name="P1"><text:s text:c="16"/>"email": "pankajdv156@gmail.com",</text:p>
      <text:p text:style-name="P1"><text:s text:c="16"/>"noOfAwards": 2,</text:p>
      <text:p text:style-name="P1"><text:s text:c="16"/>"totalBooksPublished": 150,</text:p>
      <text:p text:style-name="P1"><text:s text:c="16"/>"totalBooksSold": 1000,</text:p>
      <text:p text:style-name="P1"><text:s text:c="16"/>"awards": [</text:p>
      <text:p text:style-name="P1"><text:s text:c="20"/>{</text:p>
      <text:p text:style-name="P1"><text:s text:c="24"/>"award_name": "ABC",</text:p>
      <text:p text:style-name="P1"><text:s text:c="24"/>"year": 1988</text:p>
      <text:p text:style-name="P1"><text:s text:c="20"/>},</text:p>
      <text:p text:style-name="P1"><text:s text:c="20"/>{</text:p>
      <text:p text:style-name="P1"><text:s text:c="24"/>"award_name": "XYZ",</text:p>
      <text:p text:style-name="P1"><text:s text:c="24"/>"year": 1985</text:p>
      <text:p text:style-name="P1"><text:s text:c="20"/>}</text:p>
      <text:p text:style-name="P1"><text:s text:c="16"/>],</text:p>
      <text:p text:style-name="P1"><text:s text:c="16"/>"sold_books": [</text:p>
      <text:p text:style-name="P1"><text:s text:c="20"/>{</text:p>
      <text:p text:style-name="P1"><text:s text:c="24"/>"book_id": 1,</text:p>
      <text:p text:style-name="P1"><text:s text:c="24"/>"price": 200,</text:p>
      <text:p text:style-name="P1"><text:s text:c="24"/>"totalSold": 200</text:p>
      <text:p text:style-name="P1"><text:s text:c="20"/>},</text:p>
      <text:p text:style-name="P1"><text:s text:c="20"/>{</text:p>
      <text:p text:style-name="P1"><text:s text:c="24"/>"book_id": 2,</text:p>
      <text:p text:style-name="P1"><text:s text:c="24"/>"price": 500,</text:p>
      <text:p text:style-name="P1"><text:s text:c="24"/>"totalSold": 500</text:p>
      <text:p text:style-name="P1"><text:s text:c="20"/>},</text:p>
      <text:p text:style-name="P1"><text:s text:c="20"/>{</text:p>
      <text:p text:style-name="P1"><text:s text:c="24"/>"book_id": 3,</text:p>
      <text:p text:style-name="P1"><text:s text:c="24"/>"price": 700,</text:p>
      <text:p text:style-name="P1"><text:s text:c="24"/>"totalSold": 300</text:p>
      <text:p text:style-name="P1"><text:s text:c="20"/>}</text:p>
      <text:p text:style-name="P1"><text:s text:c="16"/>],</text:p>
      <text:p text:style-name="P1"><text:s text:c="16"/>"author_dob": new Date("1994/12/12")</text:p>
      <text:p text:style-name="P1"><text:s text:c="12"/>},</text:p>
      <text:p text:style-name="P1"><text:s text:c="12"/>{</text:p>
      <text:p text:style-name="P1"><text:s text:c="16"/>"author_name": "Pankaj Singh 3",</text:p>
      <text:p text:style-name="P1"><text:s text:c="16"/>"author_address": "Bengaluru",</text:p>
      <text:p text:style-name="P1"><text:s text:c="16"/>"mobile": "8884512509",</text:p>
      <text:p text:style-name="P1"><text:s text:c="16"/>"email": "pankajdv156@gmail.com",</text:p>
      <text:p text:style-name="P1"><text:s text:c="16"/>"noOfAwards": 4,</text:p>
      <text:p text:style-name="P1"><text:s text:c="16"/>"totalBooksPublished": 1500,</text:p>
      <text:p text:style-name="P1"><text:s text:c="16"/>"totalBooksSold": 200,</text:p>
      <text:p text:style-name="P1"><text:s text:c="16"/>"awards": [</text:p>
      <text:p text:style-name="P1"><text:soft-page-break/><text:s text:c="20"/>{</text:p>
      <text:p text:style-name="P1"><text:s text:c="24"/>"award_name": "MNO",</text:p>
      <text:p text:style-name="P1"><text:s text:c="24"/>"year": 1988</text:p>
      <text:p text:style-name="P1"><text:s text:c="20"/>},</text:p>
      <text:p text:style-name="P1"><text:s text:c="20"/>{</text:p>
      <text:p text:style-name="P1"><text:s text:c="24"/>"award_name": "XYZ",</text:p>
      <text:p text:style-name="P1"><text:s text:c="24"/>"year": 1985</text:p>
      <text:p text:style-name="P1"><text:s text:c="20"/>},</text:p>
      <text:p text:style-name="P1"><text:s text:c="20"/>{</text:p>
      <text:p text:style-name="P1"><text:s text:c="24"/>"award_name": "ZYX",</text:p>
      <text:p text:style-name="P1"><text:s text:c="24"/>"year": 1989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2000</text:p>
      <text:p text:style-name="P1"><text:s text:c="20"/>}</text:p>
      <text:p text:style-name="P1"><text:s text:c="16"/>],</text:p>
      <text:p text:style-name="P1"><text:s text:c="16"/>"sold_books": [</text:p>
      <text:p text:style-name="P1"><text:s text:c="20"/>{</text:p>
      <text:p text:style-name="P1"><text:s text:c="24"/>"book_id": 1,</text:p>
      <text:p text:style-name="P1"><text:s text:c="24"/>"price": 200,</text:p>
      <text:p text:style-name="P1"><text:s text:c="24"/>"totalSold": 300</text:p>
      <text:p text:style-name="P1"><text:s text:c="20"/>},</text:p>
      <text:p text:style-name="P1"><text:s text:c="20"/>{</text:p>
      <text:p text:style-name="P1"><text:s text:c="24"/>"book_id": 2,</text:p>
      <text:p text:style-name="P1"><text:s text:c="24"/>"price": 500,</text:p>
      <text:p text:style-name="P1"><text:s text:c="24"/>"totalSold": 300</text:p>
      <text:p text:style-name="P1"><text:s text:c="20"/>},</text:p>
      <text:p text:style-name="P1"><text:s text:c="20"/>{</text:p>
      <text:p text:style-name="P1"><text:s text:c="24"/>"book_id": 3,</text:p>
      <text:p text:style-name="P1"><text:s text:c="24"/>"price": 700,</text:p>
      <text:p text:style-name="P1"><text:s text:c="24"/>"totalSold": 500</text:p>
      <text:p text:style-name="P1"><text:s text:c="20"/>},</text:p>
      <text:p text:style-name="P1"><text:s text:c="20"/>{</text:p>
      <text:p text:style-name="P1"><text:s text:c="24"/>"book_id": 4,</text:p>
      <text:p text:style-name="P1"><text:s text:c="24"/>"price": 700,</text:p>
      <text:p text:style-name="P1"><text:s text:c="24"/>"totalSold": 400</text:p>
      <text:p text:style-name="P1"><text:s text:c="20"/>}</text:p>
      <text:p text:style-name="P1"><text:s text:c="16"/>],</text:p>
      <text:p text:style-name="P1"><text:s text:c="16"/>"author_dob": new Date("1985/11/5")</text:p>
      <text:p text:style-name="P1"><text:s text:c="12"/>},</text:p>
      <text:p text:style-name="P1"><text:s text:c="12"/>{</text:p>
      <text:p text:style-name="P1"><text:s text:c="16"/>"author_name": "Pankaj Singh 2",</text:p>
      <text:p text:style-name="P1"><text:s text:c="16"/>"author_address": "Bengaluru",</text:p>
      <text:p text:style-name="P1"><text:s text:c="16"/>"mobile": "8884512509",</text:p>
      <text:p text:style-name="P1"><text:s text:c="16"/>"email": "pankajdv115666@gmail.com",</text:p>
      <text:p text:style-name="P1"><text:s text:c="16"/>"noOfAwards": 4,</text:p>
      <text:p text:style-name="P1"><text:s text:c="16"/>"totalBooksPublished": 1500,</text:p>
      <text:p text:style-name="P1"><text:s text:c="16"/>"totalBooksSold": 100,</text:p>
      <text:p text:style-name="P1"><text:soft-page-break/><text:s text:c="16"/>"awards": [</text:p>
      <text:p text:style-name="P1"><text:s text:c="20"/>{</text:p>
      <text:p text:style-name="P1"><text:s text:c="24"/>"award_name": "ABC",</text:p>
      <text:p text:style-name="P1"><text:s text:c="24"/>"year": 2002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2001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2003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2000</text:p>
      <text:p text:style-name="P1"><text:s text:c="20"/>}</text:p>
      <text:p text:style-name="P1"><text:s text:c="16"/>],</text:p>
      <text:p text:style-name="P1"><text:s text:c="16"/>"sold_books": [</text:p>
      <text:p text:style-name="P1"><text:s text:c="20"/>{</text:p>
      <text:p text:style-name="P1"><text:s text:c="24"/>"book_id": 1,</text:p>
      <text:p text:style-name="P1"><text:s text:c="24"/>"price": 200,</text:p>
      <text:p text:style-name="P1"><text:s text:c="24"/>"totalSold": 500</text:p>
      <text:p text:style-name="P1"><text:s text:c="20"/>},</text:p>
      <text:p text:style-name="P1"><text:s text:c="20"/>{</text:p>
      <text:p text:style-name="P1"><text:s text:c="24"/>"book_id": 2,</text:p>
      <text:p text:style-name="P1"><text:s text:c="24"/>"price": 500,</text:p>
      <text:p text:style-name="P1"><text:s text:c="24"/>"totalSold": 500</text:p>
      <text:p text:style-name="P1"><text:s text:c="20"/>},</text:p>
      <text:p text:style-name="P1"><text:s text:c="20"/>{</text:p>
      <text:p text:style-name="P1"><text:s text:c="24"/>"book_id": 3,</text:p>
      <text:p text:style-name="P1"><text:s text:c="24"/>"price": 700,</text:p>
      <text:p text:style-name="P1"><text:s text:c="24"/>"totalSold": 500</text:p>
      <text:p text:style-name="P1"><text:s text:c="20"/>}</text:p>
      <text:p text:style-name="P1"><text:s text:c="16"/>],</text:p>
      <text:p text:style-name="P1"><text:s text:c="16"/>author_dob: new Date("1990/11/5")</text:p>
      <text:p text:style-name="P1"><text:s text:c="12"/>},</text:p>
      <text:p text:style-name="P1"><text:s text:c="12"/>{</text:p>
      <text:p text:style-name="P1"><text:s text:c="16"/>"author_name": "Pankaj Singh 4",</text:p>
      <text:p text:style-name="P1"><text:s text:c="16"/>"author_address": "Bengaluru",</text:p>
      <text:p text:style-name="P1"><text:s text:c="16"/>"mobile": "8884512666666",</text:p>
      <text:p text:style-name="P1"><text:s text:c="16"/>"email": "ppankajjdv156@gmail.com",</text:p>
      <text:p text:style-name="P1"><text:s text:c="16"/>"noOfAwards": 5,</text:p>
      <text:p text:style-name="P1"><text:s text:c="16"/>"totalBooksPublished": 150,</text:p>
      <text:p text:style-name="P1"><text:s text:c="16"/>"totalBooksSold": 2000,</text:p>
      <text:p text:style-name="P1"><text:s text:c="16"/>"awards": [</text:p>
      <text:p text:style-name="P1"><text:s text:c="20"/>{</text:p>
      <text:p text:style-name="P1"><text:s text:c="24"/>"award_name": "MNO",</text:p>
      <text:p text:style-name="P1"><text:s text:c="24"/>"year": 1988</text:p>
      <text:p text:style-name="P1"><text:soft-page-break/><text:s text:c="20"/>},</text:p>
      <text:p text:style-name="P1"><text:s text:c="20"/>{</text:p>
      <text:p text:style-name="P1"><text:s text:c="24"/>"award_name": "XYZ",</text:p>
      <text:p text:style-name="P1"><text:s text:c="24"/>"year": 1985</text:p>
      <text:p text:style-name="P1"><text:s text:c="20"/>},</text:p>
      <text:p text:style-name="P1"><text:s text:c="20"/>{</text:p>
      <text:p text:style-name="P1"><text:s text:c="24"/>"award_name": "ZYX",</text:p>
      <text:p text:style-name="P1"><text:s text:c="24"/>"year": 1989</text:p>
      <text:p text:style-name="P1"><text:s text:c="20"/>},</text:p>
      <text:p text:style-name="P1"><text:s text:c="20"/>{</text:p>
      <text:p text:style-name="P1"><text:s text:c="24"/>"award_name": "ABC",</text:p>
      <text:p text:style-name="P1"><text:s text:c="24"/>"year": 2000</text:p>
      <text:p text:style-name="P1"><text:s text:c="20"/>},</text:p>
      <text:p text:style-name="P1"><text:s text:c="20"/>{</text:p>
      <text:p text:style-name="P1"><text:s text:c="24"/>"award_name": "PQR",</text:p>
      <text:p text:style-name="P1"><text:s text:c="24"/>"year": 2000</text:p>
      <text:p text:style-name="P1"><text:s text:c="20"/>}</text:p>
      <text:p text:style-name="P1"><text:s text:c="16"/>],</text:p>
      <text:p text:style-name="P1"><text:s text:c="16"/>"sold_books": [</text:p>
      <text:p text:style-name="P1"><text:s text:c="20"/>{</text:p>
      <text:p text:style-name="P1"><text:s text:c="24"/>"book_id": 1,</text:p>
      <text:p text:style-name="P1"><text:s text:c="24"/>"price": 200,</text:p>
      <text:p text:style-name="P1"><text:s text:c="24"/>"totalSold": 300</text:p>
      <text:p text:style-name="P1"><text:s text:c="20"/>},</text:p>
      <text:p text:style-name="P1"><text:s text:c="20"/>{</text:p>
      <text:p text:style-name="P1"><text:s text:c="24"/>"book_id": 2,</text:p>
      <text:p text:style-name="P1"><text:s text:c="24"/>"price": 500,</text:p>
      <text:p text:style-name="P1"><text:s text:c="24"/>"totalSold": 300</text:p>
      <text:p text:style-name="P1"><text:s text:c="20"/>},</text:p>
      <text:p text:style-name="P1"><text:s text:c="20"/>{</text:p>
      <text:p text:style-name="P1"><text:s text:c="24"/>"book_id": 3,</text:p>
      <text:p text:style-name="P1"><text:s text:c="24"/>"price": 700,</text:p>
      <text:p text:style-name="P1"><text:s text:c="24"/>"totalSold": 500</text:p>
      <text:p text:style-name="P1"><text:s text:c="20"/>},</text:p>
      <text:p text:style-name="P1"><text:s text:c="20"/>{</text:p>
      <text:p text:style-name="P1"><text:s text:c="24"/>"book_id": 4,</text:p>
      <text:p text:style-name="P1"><text:s text:c="24"/>"price": 700,</text:p>
      <text:p text:style-name="P1"><text:s text:c="24"/>"totalSold": 400</text:p>
      <text:p text:style-name="P1"><text:s text:c="20"/>},</text:p>
      <text:p text:style-name="P1"><text:s text:c="20"/>{</text:p>
      <text:p text:style-name="P1"><text:s text:c="24"/>"book_id": 5,</text:p>
      <text:p text:style-name="P1"><text:s text:c="24"/>"price": 700,</text:p>
      <text:p text:style-name="P1"><text:s text:c="24"/>"totalSold": 400</text:p>
      <text:p text:style-name="P1"><text:s text:c="20"/>},</text:p>
      <text:p text:style-name="P1"><text:s text:c="20"/>{</text:p>
      <text:p text:style-name="P1"><text:s text:c="24"/>"book_id": 6,</text:p>
      <text:p text:style-name="P1"><text:s text:c="24"/>"price": 400,</text:p>
      <text:p text:style-name="P1"><text:s text:c="24"/>"totalSold": 100</text:p>
      <text:p text:style-name="P1"><text:s text:c="20"/>}</text:p>
      <text:p text:style-name="P1"><text:soft-page-break/><text:s text:c="16"/>],</text:p>
      <text:p text:style-name="P1"><text:s text:c="16"/>"author_dob": new Date("1987/11/5")</text:p>
      <text:p text:style-name="P1"><text:s text:c="12"/>}</text:p>
      <text:p text:style-name="P1"><text:s text:c="8"/>]</text:p>
      <text:p text:style-name="P1">method : GET</text:p>
      <text:p text:style-name="P1"/>
      <text:p text:style-name="P7">2. <text:s/><text:span text:style-name="T1">api</text:span>/author/awards/:n</text:p>
      <text:p text:style-name="P1"><text:s text:c="3"/></text:p>
      <text:p text:style-name="P1">n : Number</text:p>
      <text:p text:style-name="P1"/>
      <text:p text:style-name="P1">Method : <text:span text:style-name="T1">GET</text:span></text:p>
      <text:p text:style-name="P1"/>
      <text:p text:style-name="P4">Response : if response <text:s/>is success return data as { status: true , message : ‘SUCCESS’, data:[]}</text:p>
      <text:p text:style-name="P4"/>
      <text:p text:style-name="P4"/>
      <text:p text:style-name="P8"><text:span text:style-name="T1">3</text:span>. <text:s/><text:span text:style-name="T1">api</text:span>/author/year/:year</text:p>
      <text:p text:style-name="P2"><text:s text:c="3"/></text:p>
      <text:p text:style-name="P2">year : Number <text:span text:style-name="T1">example : 1989</text:span></text:p>
      <text:p text:style-name="P2"/>
      <text:p text:style-name="P2">Method : <text:span text:style-name="T1">GET</text:span></text:p>
      <text:p text:style-name="P2"/>
      <text:p text:style-name="P4">Response : if response <text:s/>is success return data as { status: true , message : ‘SUCCESS’, data:[]}</text:p>
      <text:p text:style-name="P4"/>
      <text:p text:style-name="P4"/>
      <text:p text:style-name="P2"><text:span text:style-name="T4">4</text:span><text:span text:style-name="T3">. </text:span><text:s text:c="3"/><text:span text:style-name="T4">api</text:span><text:span text:style-name="T3">/author/profit</text:span></text:p>
      <text:p text:style-name="P2"/>
      <text:p text:style-name="P2">Method : <text:span text:style-name="T1">GET</text:span></text:p>
      <text:p text:style-name="P2"/>
      <text:p text:style-name="P6">params :{</text:p>
      <text:p text:style-name="P6">author_id: _id // <text:s/>optional</text:p>
      <text:p text:style-name="P6">}</text:p>
      <text:p text:style-name="P2"/>
      <text:p text:style-name="P4">Response : if response <text:s/>is success return data as { status: true , message : ‘SUCCESS’, data:[]}</text:p>
      <text:p text:style-name="P4"/>
      <text:p text:style-name="P4"/>
      <text:p text:style-name="P4"/>
      <text:p text:style-name="P9"><text:span text:style-name="T1">4</text:span>. <text:s/><text:span text:style-name="T5">api</text:span>/author/dob/:author_dob/totalPrice/:totalPrice</text:p>
      <text:p text:style-name="P3"/>
      <text:p text:style-name="P3">:author_dob <text:span text:style-name="T2">= date of birth , example : 1994-04-12 04:00:00.000Z</text:span></text:p>
      <text:p text:style-name="P3">:totalPrice <text:span text:style-name="T2">= total price , example : 1000</text:span></text:p>
      <text:p text:style-name="P3">Method : <text:span text:style-name="T1">GET</text:span></text:p>
      <text:p text:style-name="P3"/>
      <text:p text:style-name="P6">params :{</text:p>
      <text:p text:style-name="P6">author_id: _id // <text:s/>optional</text:p>
      <text:p text:style-name="P6">}</text:p>
      <text:p text:style-name="P3"/>
      <text:p text:style-name="P5">Response : if response <text:s/>is success return data as { status: true , message : ‘SUCCESS’, data:[]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3:02:17.585877792</meta:creation-date>
    <dc:date>2020-06-14T13:57:57.095374778</dc:date>
    <meta:editing-duration>PT24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6" meta:paragraph-count="265" meta:word-count="534" meta:character-count="8351" meta:non-whitespace-character-count="3298"/>
  </office:meta>
</office:document-meta>
</file>